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4.711cm"/>
    </style:style>
    <style:style style:name="co4" style:family="table-column">
      <style:table-column-properties fo:break-before="auto" style:column-width="6.454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4.06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424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Stock Card</text:p>
          </table:table-cell>
          <table:table-cell table:number-columns-repeated="18"/>
        </table:table-row>
        <table:table-row table:style-name="ro1">
          <table:table-cell office:value-type="string" calcext:value-type="string" table:number-columns-spanned="19" table:number-rows-spanned="1">
            <text:p><text:a xlink:href="python://get_company()" xlink:type="simple">Company Name</text:a></text:p>
          </table:table-cell>
          <table:covered-table-cell table:number-columns-repeated="18" table:style-name="ce9"/>
        </table:table-row>
        <table:table-row table:style-name="ro1">
          <table:table-cell office:value-type="string" calcext:value-type="string" table:number-columns-spanned="18" table:number-rows-spanned="1">
            <text:p><text:a xlink:href="python://if%20test=%22data['form']['date_start']%20!=%20False%22" xlink:type="simple">IF DATE START</text:a></text:p>
          </table:table-cell>
          <table:covered-table-cell table:number-columns-repeated="17" table:style-name="ce9"/>
          <table:table-cell table:style-name="ce9"/>
        </table:table-row>
        <table:table-row table:style-name="ro1">
          <table:table-cell office:value-type="string" calcext:value-type="string" table:number-columns-spanned="18" table:number-rows-spanned="1">
            <text:p><text:a xlink:href="python://'Date%20start:%20'%20+%20time.strftime('%25d/%25m/%25Y%20%25H:%25M:%25S',%20time.strptime(data['form']['date_start'],%20'%25Y-%25m-%25d%20%25H:%25M:%25S'))" xlink:type="simple">DATE START</text:a></text:p>
          </table:table-cell>
          <table:covered-table-cell table:number-columns-repeated="17" table:style-name="ce9"/>
          <table:table-cell table:style-name="ce9"/>
        </table:table-row>
        <table:table-row table:style-name="ro1">
          <table:table-cell office:value-type="string" calcext:value-type="string" table:number-columns-spanned="18" table:number-rows-spanned="1">
            <text:p><text:a xlink:href="python:///if" xlink:type="simple">END IF</text:a></text:p>
          </table:table-cell>
          <table:covered-table-cell table:number-columns-repeated="17" table:style-name="ce9"/>
          <table:table-cell table:style-name="ce9"/>
        </table:table-row>
        <table:table-row table:style-name="ro1">
          <table:table-cell office:value-type="string" calcext:value-type="string" table:number-columns-spanned="18" table:number-rows-spanned="1">
            <text:p><text:a xlink:href="python://if%20test=%22data['form']['date_end']%20!=%20False%22" xlink:type="simple">IF DATE END</text:a></text:p>
          </table:table-cell>
          <table:covered-table-cell table:number-columns-repeated="17" table:style-name="ce9"/>
          <table:table-cell table:style-name="ce9"/>
        </table:table-row>
        <table:table-row table:style-name="ro1">
          <table:table-cell office:value-type="string" calcext:value-type="string" table:number-columns-spanned="18" table:number-rows-spanned="1">
            <text:p><text:a xlink:href="python://'Date%20end:%20'%20+%20time.strftime('%25d/%25m/%25Y%20%25H:%25M:%25S',%20time.strptime(data['form']['date_end'],%20'%25Y-%25m-%25d%20%25H:%25M:%25S'))" xlink:type="simple">DATE END</text:a></text:p>
          </table:table-cell>
          <table:covered-table-cell table:number-columns-repeated="17" table:style-name="ce9"/>
          <table:table-cell table:style-name="ce9"/>
        </table:table-row>
        <table:table-row table:style-name="ro1">
          <table:table-cell office:value-type="string" calcext:value-type="string" table:number-columns-spanned="18" table:number-rows-spanned="1">
            <text:p><text:a xlink:href="python:///if" xlink:type="simple">END IF</text:a></text:p>
          </table:table-cell>
          <table:covered-table-cell table:number-columns-repeated="17" table:style-name="ce9"/>
          <table:table-cell table:style-name="ce9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3" office:value-type="string" calcext:value-type="string" table:number-columns-spanned="16" table:number-rows-spanned="1">
            <text:p><text:a xlink:href="python://for%20each=%22location%20in%20get_location()%22" xlink:type="simple">START LOOP LOCATION</text:a></text:p>
          </table:table-cell>
          <table:covered-table-cell table:number-columns-repeated="15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6" table:number-rows-spanned="1">
            <text:p><text:a xlink:href="python://for%20each=%22product%20in%20get_product()%22" xlink:type="simple">START LOOP PRODUCT</text:a></text:p>
          </table:table-cell>
          <table:covered-table-cell table:number-columns-repeated="15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16" table:number-rows-spanned="1">
            <text:p><text:a xlink:href="python://product[%22name%22]" xlink:type="simple">PRODUCT</text:a></text:p>
          </table:table-cell>
          <table:covered-table-cell table:number-columns-repeated="15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6" table:number-rows-spanned="1">
            <text:p><text:a xlink:href="python://'Location:%20'%20+%20location['name']" xlink:type="simple">LOCATION</text:a></text:p>
          </table:table-cell>
          <table:covered-table-cell table:number-columns-repeated="15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6" table:number-rows-spanned="1">
            <text:p><text:a xlink:href="python://'UoM%20:'%20+%20product['uom']" xlink:type="simple">UOM</text:a></text:p>
          </table:table-cell>
          <table:covered-table-cell table:number-columns-repeated="15"/>
          <table:table-cell table:number-columns-repeated="3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# Operation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Move Qty</text:p>
          </table:table-cell>
          <table:table-cell table:style-name="ce6" office:value-type="string" calcext:value-type="string">
            <text:p>Move UoM</text:p>
          </table:table-cell>
          <table:table-cell table:style-name="ce6" office:value-type="string" calcext:value-type="string">
            <text:p>Partner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Cost Price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Balanc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15" table:number-rows-spanned="1">
            <text:p>Beginning Balance</text:p>
          </table:table-cell>
          <table:covered-table-cell table:number-columns-repeated="14" table:style-name="ce10"/>
          <table:table-cell table:style-name="ce14" office:value-type="string" calcext:value-type="string">
            <text:p><text:a xlink:href="python://get_beginning_balance(location['id'],%20product['id'])" xlink:type="simple">BEGINNING BALANCE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6" table:number-rows-spanned="1">
            <text:p><text:a xlink:href="python://for%20each=%22move%20in%20get_move(location['id'],%20product['id'])%22" xlink:type="simple">START LOOP MOVE</text:a></text:p>
          </table:table-cell>
          <table:covered-table-cell table:number-columns-repeated="15"/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python://move['no']" xlink:type="simple">NO</text:a></text:p>
          </table:table-cell>
          <table:table-cell table:style-name="ce11" office:value-type="string" calcext:value-type="string">
            <text:p><text:a xlink:href="python://time.strftime('%25d/%25m/%25Y%20%25H:%25M:%25S',%20time.strptime(move['date'],%20'%25Y-%25m-%25d%20%25H:%25M:%25S'))" xlink:type="simple">DATE</text:a></text:p>
          </table:table-cell>
          <table:table-cell table:style-name="ce11" office:value-type="string" calcext:value-type="string">
            <text:p><text:a xlink:href="python://move['picking']" xlink:type="simple">PICKING</text:a></text:p>
          </table:table-cell>
          <table:table-cell table:style-name="ce11" office:value-type="string" calcext:value-type="string">
            <text:p><text:a xlink:href="python://move['picking_type']" xlink:type="simple">PICKING TYPE</text:a></text:p>
          </table:table-cell>
          <table:table-cell table:style-name="ce12" office:value-type="string" calcext:value-type="string">
            <text:p><text:a xlink:href="python://formatLang(move['move_qty'])" xlink:type="simple">MOVE QTY</text:a></text:p>
          </table:table-cell>
          <table:table-cell table:style-name="ce12" office:value-type="string" calcext:value-type="string">
            <text:p><text:a xlink:href="python://move['move_uom']" xlink:type="simple">MOVE UOM</text:a></text:p>
          </table:table-cell>
          <table:table-cell table:style-name="ce12" office:value-type="string" calcext:value-type="string">
            <text:p><text:a xlink:href="python://move['partner']" xlink:type="simple">PARTNER</text:a></text:p>
          </table:table-cell>
          <table:table-cell table:style-name="ce12" office:value-type="string" calcext:value-type="string">
            <text:p><text:a xlink:href="python://move['desc']" xlink:type="simple">DESCRIPTION</text:a></text:p>
          </table:table-cell>
          <table:table-cell table:style-name="ce12" office:value-type="string" calcext:value-type="string">
            <text:p><text:a xlink:href="python://move['origin']" xlink:type="simple">ORIGIN</text:a></text:p>
          </table:table-cell>
          <table:table-cell table:style-name="ce12" office:value-type="string" calcext:value-type="string">
            <text:p><text:a xlink:href="python://move['price_unit']" xlink:type="simple">COST PRICE</text:a></text:p>
          </table:table-cell>
          <table:table-cell table:style-name="ce12" office:value-type="string" calcext:value-type="string">
            <text:p><text:a xlink:href="python://move['from_loc']" xlink:type="simple">FROM LOCATION</text:a></text:p>
          </table:table-cell>
          <table:table-cell table:style-name="ce12" office:value-type="string" calcext:value-type="string">
            <text:p><text:a xlink:href="python://move['to_loc']" xlink:type="simple">TO LOCATION</text:a></text:p>
          </table:table-cell>
          <table:table-cell table:style-name="ce12" office:value-type="string" calcext:value-type="string">
            <text:p><text:a xlink:href="python://move['move_in']" xlink:type="simple">MOVE IN</text:a></text:p>
          </table:table-cell>
          <table:table-cell table:style-name="ce12" office:value-type="string" calcext:value-type="string">
            <text:p><text:a xlink:href="python://move['move_out']" xlink:type="simple">MOVE OUT</text:a></text:p>
          </table:table-cell>
          <table:table-cell table:style-name="ce13" office:value-type="string" calcext:value-type="string">
            <text:p><text:a xlink:href="python://formatLang(move['product_qty'])" xlink:type="simple">PRODUCT QTY</text:a></text:p>
          </table:table-cell>
          <table:table-cell table:style-name="ce13" office:value-type="string" calcext:value-type="string">
            <text:p><text:a xlink:href="python://formatLang(move['balance'])" xlink:type="simple">BALANCE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6" table:number-rows-spanned="1">
            <text:p><text:a xlink:href="python:///for" xlink:type="simple">END LOOP MOVE</text:a></text:p>
          </table:table-cell>
          <table:covered-table-cell table:number-columns-repeated="15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5" table:number-rows-spanned="1">
            <text:p>Ending Balance</text:p>
          </table:table-cell>
          <table:covered-table-cell table:number-columns-repeated="14" table:style-name="ce10"/>
          <table:table-cell table:style-name="ce10"/>
          <table:table-cell table:number-columns-repeated="3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3" office:value-type="string" calcext:value-type="string" table:number-columns-spanned="16" table:number-rows-spanned="1">
            <text:p><text:a xlink:href="python:///for" xlink:type="simple">END LOOP PRODUCT</text:a></text:p>
          </table:table-cell>
          <table:covered-table-cell table:number-columns-repeated="15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6" table:number-rows-spanned="1">
            <text:p><text:a xlink:href="python:///for" xlink:type="simple">END LOOP LOCATION</text:a></text:p>
          </table:table-cell>
          <table:covered-table-cell table:number-columns-repeated="1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date-style style:name="N11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3P0" style:volatile="true">
      <number:number number:decimal-places="2" number:min-integer-digits="1" number:grouping="true"/>
    </number:number-style>
    <number:number-style style:name="N113"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  </number:text>
      <number:month number:style="long" number:textual="true"/>
      <number:text> </number:text>
      <number:year number:style="long"/>
    </number:date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19:10:39.371765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6-10-19T09:33:56.847093977</meta:creation-date>
    <dc:date>2017-10-05T19:11:27.400549747</dc:date>
    <dc:creator>Kingsley </dc:creator>
    <meta:editing-duration>PT3H59M27S</meta:editing-duration>
    <meta:editing-cycles>30</meta:editing-cycles>
    <meta:generator>LibreOffice/4.2.8.2$Linux_X86_64 LibreOffice_project/420m0$Build-2</meta:generator>
    <meta:document-statistic meta:table-count="1" meta:cell-count="52" meta:object-count="0"/>
  </office:meta>
</office:document-meta>
</file>